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F000001833F3F9D4BABB43D2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893cm" fo:min-width="2.64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418cm" fo:min-width="2.19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069cm" fo:min-width="1.7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068cm" svg:height="3.235cm" svg:x="1.161cm" svg:y="1.103cm">
          <draw:image xlink:href="Pictures/100002010000016F000001833F3F9D4BABB43D29.png" xlink:type="simple" xlink:show="embed" xlink:actuate="onLoad">
            <text:p/>
          </draw:image>
        </draw:frame>
        <draw:custom-shape draw:style-name="gr2" draw:text-style-name="P2" draw:layer="layout" svg:width="4.445cm" svg:height="4.445cm" svg:x="0.272cm" svg:y="0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1cm" svg:height="3.772cm" svg:x="0.272cm" svg:y="0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75cm" svg:height="3.279cm" svg:x="0.272cm" svg:y="0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14:58:05.194412934</meta:creation-date>
    <dc:date>2020-02-05T15:07:55.233079801</dc:date>
    <meta:editing-duration>PT9M50S</meta:editing-duration>
    <meta:editing-cycles>1</meta:editing-cycles>
    <meta:document-statistic meta:object-count="4"/>
    <meta:generator>LibreOffice/5.3.6.1$Linux_X86_64 LibreOffice_project/30$Build-1</meta:generator>
  </office:meta>
</office:document-meta>
</file>